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style:style style:name="P4" style:family="paragraph" style:parent-style-name="Standard">
      <style:text-properties officeooo:rsid="000c3673" officeooo:paragraph-rsid="000c3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text:p text:style-name="P3"/>
      <text:p text:style-name="P4">Helpful websites: <text:a xlink:type="simple" xlink:href="https://www.w3schools.com/howto/howto_css_form_on_image.asp" text:style-name="Internet_20_link" text:visited-style-name="Visited_20_Internet_20_Link">https://www.w3schools.com/howto/howto_css_form_on_image.asp</text: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1T20:22:58.368481134</dc:date>
    <meta:editing-duration>PT1H58M33S</meta:editing-duration>
    <meta:editing-cycles>3</meta:editing-cycles>
    <meta:generator>LibreOffice/7.3.7.2$Linux_X86_64 LibreOffice_project/30$Build-2</meta:generator>
    <meta:document-statistic meta:table-count="0" meta:image-count="0" meta:object-count="0" meta:page-count="1" meta:paragraph-count="7" meta:word-count="173" meta:character-count="912" meta:non-whitespace-character-count="740"/>
  </office:meta>
</office:document-meta>
</file>